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------------------------------------------</text:p>
      <text:p text:style-name="Preformatted_20_Text"><text:s/>ADMINITRACION USUARIOS Y GRUPOS</text:p>
      <text:p text:style-name="Preformatted_20_Text">------------------------------------------</text:p>
      <text:p text:style-name="Preformatted_20_Text">El servicio encargado de la autentificacion de los usuarios en linux</text:p>
      <text:p text:style-name="Preformatted_20_Text">se llama "login" (man login) y es controlado por systemd por una unidad</text:p>
      <text:p text:style-name="Preformatted_20_Text">llamada:</text:p>
      <text:p text:style-name="Preformatted_20_Text"/>
      <text:p text:style-name="Preformatted_20_Text"><text:s text:c="8"/>login.service</text:p>
      <text:p text:style-name="Preformatted_20_Text"/>
      <text:p text:style-name="Preformatted_20_Text">para ver el estado: <text:s/>systemctl status login.service</text:p>
      <text:p text:style-name="Preformatted_20_Text"/>
      <text:p text:style-name="Preformatted_20_Text">(para ver el fichero de configuracion del servicio:</text:p>
      <text:p text:style-name="Preformatted_20_Text"><text:s text:c="16"/>systemctl cat login.service <text:s text:c="4"/></text:p>
      <text:p text:style-name="Preformatted_20_Text"/>
      <text:p text:style-name="Preformatted_20_Text">el servicio de LOGIN como cualquier otro servicio q requiera de necesidades</text:p>
      <text:p text:style-name="Preformatted_20_Text">de autentificacion se basa en PAM ("Pluggable Autentication Modules")</text:p>
      <text:p text:style-name="Preformatted_20_Text"/>
      <text:p text:style-name="Preformatted_20_Text"><text:s text:c="8"/>login.service <text:s text:c="2"/>apache2.service <text:s/>ssh.service ....</text:p>
      <text:p text:style-name="Preformatted_20_Text"><text:s text:c="11"/>| <text:s text:c="15"/>| <text:s text:c="14"/>|</text:p>
      <text:p text:style-name="Preformatted_20_Text"><text:s text:c="11"/>----------------------------------</text:p>
      <text:p text:style-name="Preformatted_20_Text"><text:s text:c="24"/>|</text:p>
      <text:p text:style-name="Preformatted_20_Text"><text:s text:c="18"/>reglas PAM</text:p>
      <text:p text:style-name="Preformatted_20_Text"/>
      <text:p text:style-name="Preformatted_20_Text">el conjunto de reglas PAM q se aplican al servicio de "login" estan en </text:p>
      <text:p text:style-name="Preformatted_20_Text">/etc/pam.d -----&gt; login</text:p>
      <text:p text:style-name="Preformatted_20_Text">las reglas (no comentadas) q lo regulan:</text:p>
      <text:p text:style-name="Preformatted_20_Text"/>
      <text:p text:style-name="Preformatted_20_Text"><text:s text:c="2"/>grep -v -e "^#.*" /etc/pam.d/login</text:p>
      <text:p text:style-name="Preformatted_20_Text"/>
      <text:p text:style-name="Preformatted_20_Text">las reglas q empiecen con "auth" son las q configuran el proceso de auten</text:p>
      <text:p text:style-name="Preformatted_20_Text">tificacion en el servicio de login:</text:p>
      <text:p text:style-name="Preformatted_20_Text"/>
      <text:p text:style-name="Preformatted_20_Text"><text:s text:c="2"/>grep -e "^\(auth\|@include .*auth\).*" /etc/pam.d/login</text:p>
      <text:p text:style-name="Preformatted_20_Text"/>
      <text:p text:style-name="Preformatted_20_Text">me salen:</text:p>
      <text:p text:style-name="Preformatted_20_Text"/>
      <text:p text:style-name="Preformatted_20_Text"/>
      <text:p text:style-name="Preformatted_20_Text"/>
      <text:p text:style-name="Preformatted_20_Text">auth <text:s text:c="6"/>optional <text:s text:c="2"/>pam_faildelay.so <text:s/>delay=3000000</text:p>
      <text:p text:style-name="Preformatted_20_Text">auth [success=ok new_authtok_reqd=ok ignore=ignore user_unknown=bad</text:p>
      <text:p text:style-name="Preformatted_20_Text"><text:s text:c="40"/>default=die] pam_securetty.so</text:p>
      <text:p text:style-name="Preformatted_20_Text">auth <text:s text:c="6"/>requisite <text:s/>pam_nologin.so</text:p>
      <text:p text:style-name="Preformatted_20_Text">@include <text:s text:c="2"/>common-auth &lt;-------------- se importan las reglas definidas</text:p>
      <text:p text:style-name="Preformatted_20_Text"><text:s text:c="40"/>en fichero common-auth:</text:p>
      <text:p text:style-name="Preformatted_20_Text"/>
      <text:p text:style-name="Preformatted_20_Text">auth <text:s text:c="3"/>[success=1 default=ignore] <text:s text:c="5"/>pam_unix.so nullok_secure</text:p>
      <text:p text:style-name="Preformatted_20_Text">auth <text:s text:c="3"/>requisite <text:s text:c="22"/>pam_deny.so</text:p>
      <text:p text:style-name="Preformatted_20_Text">auth <text:s text:c="3"/>required <text:s text:c="23"/>pam_permit.so</text:p>
      <text:p text:style-name="Preformatted_20_Text">auth <text:s text:c="3"/>optional <text:s text:c="23"/>pam_cap.so </text:p>
      <text:p text:style-name="Preformatted_20_Text"/>
      <text:p text:style-name="Preformatted_20_Text"/>
      <text:p text:style-name="Preformatted_20_Text">auth <text:s text:c="6"/>optional <text:s text:c="2"/>pam_group.so</text:p>
      <text:p text:style-name="Preformatted_20_Text"/>
      <text:p text:style-name="Preformatted_20_Text"/>
      <text:p text:style-name="Preformatted_20_Text"/>
      <text:p text:style-name="Preformatted_20_Text">cada regla PAM se configura asi:</text:p>
      <text:p text:style-name="Preformatted_20_Text"/>
      <text:p text:style-name="Preformatted_20_Text"><text:s text:c="3"/>auth|session|password <text:s text:c="2"/>cumplimiento_Regla <text:s/>modulo_PAM_ejecuta_regla <text:s/>args</text:p>
      <text:p text:style-name="Preformatted_20_Text"><text:s text:c="26"/></text:p>
      <text:p text:style-name="Preformatted_20_Text"><text:s text:c="26"/>optional|required|requisite <text:s/></text:p>
      <text:p text:style-name="Preformatted_20_Text"><text:s text:c="25"/>(opcional= no obligatorio su cumplimiento,</text:p>
      <text:p text:style-name="Preformatted_20_Text"><text:s text:c="26"/>required= se aconseja su cumplimiento si no es asi</text:p>
      <text:p text:style-name="Preformatted_20_Text"><text:s text:c="33"/>se manda mensaje de error y se siguen validando</text:p>
      <text:p text:style-name="Preformatted_20_Text"><text:s text:c="33"/>las reglas</text:p>
      <text:p text:style-name="Preformatted_20_Text"><text:soft-page-break/><text:s text:c="25"/>requisite= oblitario <text:s/>su cumplimiento, si no se cumple</text:p>
      <text:p text:style-name="Preformatted_20_Text"><text:s text:c="32"/>se manda mensaje de error y NO SE SIGUEN proce</text:p>
      <text:p text:style-name="Preformatted_20_Text"><text:s text:c="32"/>sando reglas)</text:p>
      <text:p text:style-name="Preformatted_20_Text"><text:s text:c="23"/>si quieres especificar en la regla</text:p>
      <text:p text:style-name="Preformatted_20_Text"><text:s text:c="24"/>las condiciones q han de cumplirse:</text:p>
      <text:p text:style-name="Preformatted_20_Text"/>
      <text:p text:style-name="Preformatted_20_Text"><text:s text:c="24"/>[variable=valor variable=valor...]</text:p>
      <text:p text:style-name="Preformatted_20_Text"/>
      <text:p text:style-name="Preformatted_20_Text">ej: reglas de login.service:</text:p>
      <text:p text:style-name="Preformatted_20_Text"/>
      <text:p text:style-name="Preformatted_20_Text"><text:s text:c="8"/>auth <text:s text:c="6"/>optional <text:s text:c="2"/>pam_faildelay.so <text:s/>delay=3000000</text:p>
      <text:p text:style-name="Preformatted_20_Text"><text:s text:c="8"/>---- <text:s text:c="6"/>-------- <text:s text:c="2"/>---------------- <text:s/>-------------</text:p>
      <text:p text:style-name="Preformatted_20_Text"><text:s/>regla para <text:s text:c="5"/>es opcional <text:s text:c="4"/>modulo <text:s text:c="10"/>argumento de pam_faildelay</text:p>
      <text:p text:style-name="Preformatted_20_Text"><text:s/>control <text:s text:c="23"/>(para cada</text:p>
      <text:p text:style-name="Preformatted_20_Text"><text:s/>autentificacion <text:s text:c="15"/>modulo, pags.man)</text:p>
      <text:p text:style-name="Preformatted_20_Text"/>
      <text:p text:style-name="Preformatted_20_Text"/>
      <text:p text:style-name="Preformatted_20_Text"/>
      <text:p text:style-name="Preformatted_20_Text"><text:s text:c="8"/>auth <text:s text:c="6"/>requisite <text:s/>pam_nologin.so</text:p>
      <text:p text:style-name="Preformatted_20_Text"><text:s text:c="8"/>---- <text:s text:c="6"/>-------- <text:s text:c="2"/>---------------- <text:s/></text:p>
      <text:p text:style-name="Preformatted_20_Text"><text:s/>regla para <text:s text:c="5"/>es obligatoria <text:s/>modulo q comprueba en fichero /etc/nologin</text:p>
      <text:p text:style-name="Preformatted_20_Text"><text:s/>control <text:s text:c="24"/>si existe un usuario y le deniega acceso</text:p>
      <text:p text:style-name="Preformatted_20_Text"><text:s/>autentificacion <text:s text:c="15"/></text:p>
      <text:p text:style-name="Preformatted_20_Text"/>
      <text:p text:style-name="Preformatted_20_Text"/>
      <text:p text:style-name="Preformatted_20_Text">esta regla es la q controla el acceso de los usuarios a nuestro sistema y </text:p>
      <text:p text:style-name="Preformatted_20_Text">no son denegados por pam_nologin:</text:p>
      <text:p text:style-name="Preformatted_20_Text"/>
      <text:p text:style-name="Preformatted_20_Text"/>
      <text:p text:style-name="Preformatted_20_Text"><text:s text:c="8"/>auth <text:s text:c="3"/>[success=1 </text:p>
      <text:p text:style-name="Preformatted_20_Text"><text:s text:c="16"/>default=ignore] <text:s text:c="16"/>pam_unix.so nullok_secure</text:p>
      <text:p text:style-name="Preformatted_20_Text"><text:s text:c="8"/>---- <text:s text:c="6"/>-------- <text:s text:c="20"/>------------ <text:s/></text:p>
      <text:p text:style-name="Preformatted_20_Text"><text:s/>regla para <text:s text:c="5"/>solo controla la variable <text:s text:c="6"/>este modulo coge login + passw</text:p>
      <text:p text:style-name="Preformatted_20_Text"><text:s/>control <text:s text:c="7"/>"success" (el valor lo da <text:s text:c="6"/>y la chequea en almacen de </text:p>
      <text:p text:style-name="Preformatted_20_Text"><text:s/>autentificacion <text:s/>el modulo pam_unix si al aut. <text:s text:c="8"/>credenciales</text:p>
      <text:p text:style-name="Preformatted_20_Text"><text:s text:c="16"/>es o no ok:</text:p>
      <text:p text:style-name="Preformatted_20_Text"><text:s text:c="18"/>si es ok---&gt; success=1 </text:p>
      <text:p text:style-name="Preformatted_20_Text"><text:s text:c="24"/>y no sigue mas reglas</text:p>
      <text:p text:style-name="Preformatted_20_Text"><text:s text:c="18"/>si no ok ---&gt; sucess&lt;&gt;1</text:p>
      <text:p text:style-name="Preformatted_20_Text"><text:s text:c="18"/>y sigue con reglas</text:p>
      <text:p text:style-name="Preformatted_20_Text"/>
      <text:p text:style-name="Preformatted_20_Text">ALMACEN DE CREDENCIALES DE USUARIO de login.service por defecto definido por</text:p>
      <text:p text:style-name="Preformatted_20_Text">pam_unix.so</text:p>
      <text:p text:style-name="Preformatted_20_Text">----------------------------------------------------------------------------</text:p>
      <text:p text:style-name="Preformatted_20_Text">el servicio LOGIN comprueba las credenciales en:</text:p>
      <text:p text:style-name="Preformatted_20_Text"/>
      <text:p text:style-name="Preformatted_20_Text"><text:s text:c="8"/>/etc/passwd <text:s text:c="2"/>: fichero de cuentas de usuario</text:p>
      <text:p text:style-name="Preformatted_20_Text"><text:s text:c="24"/>cada linea en este fichero define una cuenta de usuario</text:p>
      <text:p text:style-name="Preformatted_20_Text"><text:s text:c="24"/>y el formato de cada linea</text:p>
      <text:p text:style-name="Preformatted_20_Text"/>
      <text:p text:style-name="Preformatted_20_Text">_login_ : x : uid : gid : comentarios : direct_personal : shell_inicio_sesion</text:p>
      <text:p text:style-name="Preformatted_20_Text"><text:s text:c="14"/>---</text:p>
      <text:p text:style-name="Preformatted_20_Text"><text:s text:c="16"/>\--&gt; usuarios q pueden iniciar sesion normalmente </text:p>
      <text:p text:style-name="Preformatted_20_Text"><text:s text:c="19"/>cuentas normales (uid &gt;=1000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8"/>/etc/shadow : fichero de hashes de las passwords de los usuarios</text:p>
      <text:p text:style-name="Preformatted_20_Text"><text:s text:c="24"/>y solo puede tener acceso el root; cada linea</text:p>
      <text:p text:style-name="Preformatted_20_Text"><text:s text:c="24"/>representa la informacion de la password de un usuario</text:p>
      <text:p text:style-name="Preformatted_20_Text"/>
      <text:p text:style-name="Preformatted_20_Text"/>
      <text:p text:style-name="Preformatted_20_Text"/>
      <text:p text:style-name="Preformatted_20_Text"><text:soft-page-break/><text:s/>_login_: *|hash : .... &lt;--- informacion sobre la contraseÃ±a (vigencia en dias,</text:p>
      <text:p text:style-name="Preformatted_20_Text"><text:s text:c="27"/>expiracion, ...: <text:s/>man shadow)</text:p>
      <text:p text:style-name="Preformatted_20_Text"/>
      <text:p text:style-name="Preformatted_20_Text"/>
      <text:p text:style-name="Preformatted_20_Text"/>
      <text:p text:style-name="Preformatted_20_Text">el servicio login.service:</text:p>
      <text:p text:style-name="Preformatted_20_Text"/>
      <text:p text:style-name="Preformatted_20_Text"><text:s text:c="8"/>login del usuario + password q ha introducido</text:p>
      <text:p text:style-name="Preformatted_20_Text"><text:s text:c="28"/>-------------------------</text:p>
      <text:p text:style-name="Preformatted_20_Text"><text:s text:c="40"/>\--&gt;saca el hash</text:p>
      <text:p text:style-name="Preformatted_20_Text"><text:s text:c="32"/>comprueba si coincide con el hash q hay</text:p>
      <text:p text:style-name="Preformatted_20_Text"><text:s text:c="32"/>en /etc/shadow para el login. Si OK</text:p>
      <text:p text:style-name="Preformatted_20_Text"><text:s text:c="32"/>del fichero /etc/passwd saca:</text:p>
      <text:p text:style-name="Preformatted_20_Text"/>
      <text:p text:style-name="Preformatted_20_Text"><text:s text:c="40"/>-directorio personal</text:p>
      <text:p text:style-name="Preformatted_20_Text"><text:s text:c="40"/>-shell del usuario <text:s text:c="5"/></text:p>
      <text:p text:style-name="Preformatted_20_Text"/>
      <text:p text:style-name="Preformatted_20_Text"/>
      <text:p text:style-name="Preformatted_20_Text">en el fichero: /etc/login.defs</text:p>
      <text:p text:style-name="Preformatted_20_Text"><text:s/>se pueden configurar opciones de las cuentas de los usuarios.</text:p>
      <text:p text:style-name="Preformatted_20_Text"/>
      <text:p text:style-name="Preformatted_20_Text">Una vez q el servicio login.service accede al directorio personal del usuario</text:p>
      <text:p text:style-name="Preformatted_20_Text">carga este fichero:</text:p>
      <text:p text:style-name="Preformatted_20_Text"/>
      <text:p text:style-name="Preformatted_20_Text"><text:s text:c="8"/>.bashrc &lt;---- fichero de configuracion del entorno del usuario</text:p>
      <text:p text:style-name="Preformatted_20_Text"><text:s text:c="24"/>para mirar variables de entorno</text:p>
      <text:p text:style-name="Preformatted_20_Text"><text:s text:c="24"/>ejecutas: <text:s/>"set"</text:p>
      <text:p text:style-name="Preformatted_20_Text"/>
      <text:p text:style-name="Preformatted_20_Text"/>
      <text:p text:style-name="Preformatted_20_Text">COMANDOS GESTION CUENTAS USUARIOS</text:p>
      <text:p text:style-name="Preformatted_20_Text">---------------------------------</text:p>
      <text:p text:style-name="Preformatted_20_Text">1.crear cuentas de usuario</text:p>
      <text:p text:style-name="Preformatted_20_Text"/>
      <text:p text:style-name="Preformatted_20_Text"><text:s text:c="2"/>useradd [-opciones cuenta] nombre_crear</text:p>
      <text:p text:style-name="Preformatted_20_Text"><text:s text:c="10"/>------------------</text:p>
      <text:p text:style-name="Preformatted_20_Text"><text:s text:c="16"/>\--&gt;</text:p>
      <text:p text:style-name="Preformatted_20_Text"><text:s text:c="24"/>-d /ruta/directorio ----&gt; si no pones esta opcion</text:p>
      <text:p text:style-name="Preformatted_20_Text"><text:s text:c="48"/>la va a crear en /home</text:p>
      <text:p text:style-name="Preformatted_20_Text"><text:s text:c="24"/>-m <text:s/>(si no existe el directorio personal lo crea)</text:p>
      <text:p text:style-name="Preformatted_20_Text"/>
      <text:p text:style-name="Preformatted_20_Text"><text:s text:c="24"/>-c "comentarios" ----&gt; aÃ±adir comentarios</text:p>
      <text:p text:style-name="Preformatted_20_Text"><text:s text:c="24"/>-s /ruta/shell -----&gt; ruta a la shell para la cuenta</text:p>
      <text:p text:style-name="Preformatted_20_Text"><text:s text:c="40"/>si no pones, aÃ±ade /bin/bash</text:p>
      <text:p text:style-name="Preformatted_20_Text"><text:s text:c="24"/>-g nombre_grupoPPAL ---&gt; grupo ppal al cual pertenece</text:p>
      <text:p text:style-name="Preformatted_20_Text"><text:s text:c="48"/>el usuario, sino lo pones crea</text:p>
      <text:p text:style-name="Preformatted_20_Text"><text:s text:c="48"/>un grupo con el mismo nombre</text:p>
      <text:p text:style-name="Preformatted_20_Text"><text:s text:c="24"/>-G grupo1,grupo2,...</text:p>
      <text:p text:style-name="Preformatted_20_Text"><text:s text:c="24"/>-u numero_uid -----&gt; numero de uid a la cuenta</text:p>
      <text:p text:style-name="Preformatted_20_Text"><text:s text:c="24"/>-e fecha_caducidad ---&gt; fecha de caducidad de la cuenta</text:p>
      <text:p text:style-name="Preformatted_20_Text"><text:s text:c="48"/>en formato YYYY-MM-DD</text:p>
      <text:p text:style-name="Preformatted_20_Text"/>
      <text:p text:style-name="Preformatted_20_Text"/>
      <text:p text:style-name="Preformatted_20_Text"><text:s text:c="8"/>ej:</text:p>
      <text:p text:style-name="Preformatted_20_Text"><text:s text:c="16"/>useradd -c "..cuenta prueba..."</text:p>
      <text:p text:style-name="Preformatted_20_Text"><text:s text:c="24"/>-s /bin/bash</text:p>
      <text:p text:style-name="Preformatted_20_Text"><text:s text:c="24"/>-g root</text:p>
      <text:p text:style-name="Preformatted_20_Text"><text:s text:c="24"/>-u 9000</text:p>
      <text:p text:style-name="Preformatted_20_Text"><text:s text:c="24"/>prueba</text:p>
      <text:p text:style-name="Preformatted_20_Text"/>
      <text:p text:style-name="Preformatted_20_Text"/>
      <text:p text:style-name="Preformatted_20_Text">para aÃ±adir una password a la cuenta:</text:p>
      <text:p text:style-name="Preformatted_20_Text"/>
      <text:p text:style-name="Preformatted_20_Text"><text:s text:c="8"/>1Âº) el comando: <text:s/>passwd nombre_cuenta </text:p>
      <text:p text:style-name="Preformatted_20_Text"><text:s text:c="10"/>cambia la contraseÃ±a de forma interactiva</text:p>
      <text:p text:style-name="Preformatted_20_Text"><text:soft-page-break/></text:p>
      <text:p text:style-name="Preformatted_20_Text"><text:s text:c="8"/>2Âº) si quieres pasarle la contraseÃ±a sin q te la pida: chpasswd</text:p>
      <text:p text:style-name="Preformatted_20_Text"><text:s text:c="8"/>y se lo tienes q pasar asi <text:s text:c="3"/>nombre_cuenta:password</text:p>
      <text:p text:style-name="Preformatted_20_Text"/>
      <text:p text:style-name="Preformatted_20_Text"/>
      <text:p text:style-name="Preformatted_20_Text"><text:s text:c="16"/>echo "nombre_cuenta:password" | chpasswd</text:p>
      <text:p text:style-name="Preformatted_20_Text"/>
      <text:p text:style-name="Preformatted_20_Text">-----------------------------------------------------</text:p>
      <text:p text:style-name="Preformatted_20_Text">practica:</text:p>
      <text:p text:style-name="Preformatted_20_Text"><text:s text:c="8"/>- crear una nueva cuenta llamada: <text:s/>practica</text:p>
      <text:p text:style-name="Preformatted_20_Text"><text:s text:c="8"/>comentario: "cuenta de practicas de sistemas"</text:p>
      <text:p text:style-name="Preformatted_20_Text"><text:s text:c="8"/>uid: 9999</text:p>
      <text:p text:style-name="Preformatted_20_Text"><text:s text:c="8"/>grupo principal: adm</text:p>
      <text:p text:style-name="Preformatted_20_Text"><text:s text:c="8"/>grupos secundarios: users,sudo</text:p>
      <text:p text:style-name="Preformatted_20_Text"><text:s text:c="8"/>shell: /bin/bash</text:p>
      <text:p text:style-name="Preformatted_20_Text"><text:s text:c="8"/>password: 123456AbC</text:p>
      <text:p text:style-name="Preformatted_20_Text"/>
      <text:p text:style-name="Preformatted_20_Text"><text:s text:c="8"/>- comprobar q existe en /etc/passwd</text:p>
      <text:p text:style-name="Preformatted_20_Text"><text:s text:c="8"/>- comprobar q existe el hash en /etc/shadow</text:p>
      <text:p text:style-name="Preformatted_20_Text"><text:s text:c="8"/>- iniciar sesion con la cuenta en otro terminal</text:p>
      <text:p text:style-name="Preformatted_20_Text">-------------------------------------------------------</text:p>
      <text:p text:style-name="Preformatted_20_Text">useradd -m -u 9999 -g adm -G users,sudo -s /bin/bash practica</text:p>
      <text:p text:style-name="Preformatted_20_Text">echo "practica:123456AbC" | chpasswd</text:p>
      <text:p text:style-name="Preformatted_20_Text">grep -e "^practica:x:" /etc/passwd</text:p>
      <text:p text:style-name="Preformatted_20_Text">grep -e "^practica:" /etc/shadow</text:p>
      <text:p text:style-name="Preformatted_20_Text">su practica &lt;-------------para salir: exit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2. para modificar datos de una cuenta:</text:p>
      <text:p text:style-name="Preformatted_20_Text"/>
      <text:p text:style-name="Preformatted_20_Text"><text:s text:c="8"/>usermod [-opciones] nombre_cuenta</text:p>
      <text:p text:style-name="Preformatted_20_Text"><text:s text:c="16"/>-----------</text:p>
      <text:p text:style-name="Preformatted_20_Text"><text:s text:c="24"/>\---&gt; las mismas q en useradd</text:p>
      <text:p text:style-name="Preformatted_20_Text"/>
      <text:p text:style-name="Preformatted_20_Text">ej: en cuenta anterior voy a cambiar el uid=8000 y el grupo ppal a "root"</text:p>
      <text:p text:style-name="Preformatted_20_Text"/>
      <text:p text:style-name="Preformatted_20_Text"><text:s text:c="8"/>usermod -u 8000 -g root practica</text:p>
      <text:p text:style-name="Preformatted_20_Text"/>
      <text:p text:style-name="Preformatted_20_Text"><text:s text:c="3"/>para comprobarlo:</text:p>
      <text:p text:style-name="Preformatted_20_Text"><text:s text:c="8"/>grep -e "^practica:x:" /etc/passwd &lt;--- cambia el uid de 9999 a 8000</text:p>
      <text:p text:style-name="Preformatted_20_Text"><text:s text:c="48"/>y el gid del grupo ppal cambia</text:p>
      <text:p text:style-name="Preformatted_20_Text"><text:s text:c="48"/>del admin=4 <text:s/>al root=0</text:p>
      <text:p text:style-name="Preformatted_20_Text"/>
      <text:p text:style-name="Preformatted_20_Text"/>
      <text:p text:style-name="Preformatted_20_Text"/>
      <text:p text:style-name="Preformatted_20_Text">3. para borrar una cuenta de usuario:</text:p>
      <text:p text:style-name="Preformatted_20_Text"/>
      <text:p text:style-name="Preformatted_20_Text"><text:s text:c="8"/>userdel [-opciones] nombre_cuenta</text:p>
      <text:p text:style-name="Preformatted_20_Text"><text:s text:c="16"/>-----------</text:p>
      <text:p text:style-name="Preformatted_20_Text"><text:s text:c="19"/>\---&gt; -f <text:s/>fuerza lal elminacion de la cuenta</text:p>
      <text:p text:style-name="Preformatted_20_Text"><text:s text:c="25"/>-r <text:s/>borra el directorio personal</text:p>
      <text:p text:style-name="Preformatted_20_Text"/>
      <text:p text:style-name="Preformatted_20_Text"><text:s text:c="2"/>ej: para borrar la cuenta anterior:</text:p>
      <text:p text:style-name="Preformatted_20_Text"/>
      <text:p text:style-name="Preformatted_20_Text"><text:s text:c="16"/>userdel -f -r practica</text:p>
      <text:p text:style-name="Preformatted_20_Text"/>
      <text:p text:style-name="Preformatted_20_Text">COMANDOS GESTION GRUPOS</text:p>
      <text:p text:style-name="Preformatted_20_Text">-----------------------</text:p>
      <text:p text:style-name="Preformatted_20_Text">comandos para gestion de grupos (usan ficheros: /etc/group <text:s/>/etc/gshadow)</text:p>
      <text:p text:style-name="Preformatted_20_Text"/>
      <text:p text:style-name="Preformatted_20_Text"><text:s text:c="8"/>groupadd</text:p>
      <text:p text:style-name="Preformatted_20_Text"><text:s text:c="8"/>groupmod</text:p>
      <text:p text:style-name="Preformatted_20_Text"><text:soft-page-break/><text:s text:c="8"/>groupdel</text:p>
      <text:p text:style-name="Preformatted_20_Text"><text:s text:c="8"/>gpasswd</text:p>
      <text:p text:style-name="Preformatted_20_Text"><text:s text:c="8"/>chgpasswd</text:p>
      <text:p text:style-name="Preformatted_20_Text"><text:s text:c="8"/>groups</text:p>
      <text:p text:style-name="Preformatted_20_Text"><text:s text:c="8"/>newgrp</text:p>
      <text:p text:style-name="Preformatted_20_Text"/>
      <text:p text:style-name="Preformatted_20_Text">practica gestion grupos y usuarios</text:p>
      <text:p text:style-name="Preformatted_20_Text">----------------------------------</text:p>
      <text:p text:style-name="Preformatted_20_Text"><text:s/>crear un grupo 1DAM ---&gt; gid 5000, password grupo: DAMvesp</text:p>
      <text:p text:style-name="Preformatted_20_Text"><text:s text:c="2"/>aÃ±adir usuarios: <text:s/>damt1, damt2, damt3 (passwords las mismas q los logins, </text:p>
      <text:p text:style-name="Preformatted_20_Text"><text:s text:c="40"/>grupo ppal 1DAM, secundario: ALUMNOS)</text:p>
      <text:p text:style-name="Preformatted_20_Text"/>
      <text:p text:style-name="Preformatted_20_Text"><text:s text:c="2"/>administrador del grupo: profeSistemas (password la misma q el login, grupo</text:p>
      <text:p text:style-name="Preformatted_20_Text"><text:s text:c="40"/>ppal PROFESORES)</text:p>
      <text:p text:style-name="Preformatted_20_Text"/>
      <text:p text:style-name="Preformatted_20_Text"><text:s/>crear otro grupo ALUMNOS ---&gt; gid 6000, passwrod grupo: ALUMNOSavellaneda</text:p>
      <text:p text:style-name="Preformatted_20_Text"><text:s/>aÃ±adir usuarios: damt1, damt2, damt3</text:p>
      <text:p text:style-name="Preformatted_20_Text"/>
      <text:p text:style-name="Preformatted_20_Text"/>
      <text:p text:style-name="Preformatted_20_Text">1Âº) en una terminal iniciar sesion con: damt1 </text:p>
      <text:p text:style-name="Preformatted_20_Text"><text:s/>(comprobarlo con comando: id &lt;----- te tiene q salir grupo ppal 1DAM)</text:p>
      <text:p text:style-name="Preformatted_20_Text"/>
      <text:p text:style-name="Preformatted_20_Text"><text:s text:c="3"/>cambiar al grupo ALUMNOS &lt;---- comprobar q estais en grupo ALUMNOS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2Âº) en otra terminal iniciar sesion con: profeSistemas</text:p>
      <text:p text:style-name="Preformatted_20_Text"><text:s text:c="2"/>(comprobarlo con comando: id)</text:p>
      <text:p text:style-name="Preformatted_20_Text"/>
      <text:p text:style-name="Preformatted_20_Text">- <text:s/>como eres el administrador del grupo 1DAM, sacar la lista de usuarios del</text:p>
      <text:p text:style-name="Preformatted_20_Text"><text:s text:c="2"/>grupo</text:p>
      <text:p text:style-name="Preformatted_20_Text"/>
      <text:p text:style-name="Preformatted_20_Text">- echar del grupo a damt1 (ir a consola 1Âº donde estas con usuario damt1 y ver</text:p>
      <text:p text:style-name="Preformatted_20_Text"><text:s/>si puede ingresar al grupo 1DAM de nuevo)</text:p>
      <text:p text:style-name="Preformatted_20_Text"/>
      <text:p text:style-name="Preformatted_20_Text"/>
      <text:p text:style-name="Preformatted_20_Text">- te creas un fichero en /tmp &lt;---- llamado: "APUNTES_SISTEMAS.txt"</text:p>
      <text:p text:style-name="Preformatted_20_Text"><text:s text:c="2"/>miras permisos fichero: <text:s/>ls -l /tmp/APUNTES_SISTEMAS.txt</text:p>
      <text:p text:style-name="Preformatted_20_Text"><text:s text:c="2"/>te tiene q salir algo asi: <text:s/></text:p>
      <text:p text:style-name="Preformatted_20_Text"><text:s text:c="16"/>-rw-r--r-- <text:s/>profeSistemas PROFESORES <text:s/>APUNTES_SISTEMAS</text:p>
      <text:p text:style-name="Preformatted_20_Text"/>
      <text:p text:style-name="Preformatted_20_Text"><text:s text:c="2"/>cambiamos el grupo propietario al fichero: </text:p>
      <text:p text:style-name="Preformatted_20_Text"/>
      <text:p text:style-name="Preformatted_20_Text"><text:s text:c="8"/>chown profeSistemas:1DAM /tmp/APUNTES_SISTEMAS.txt</text:p>
      <text:p text:style-name="Preformatted_20_Text"><text:s text:c="16"/></text:p>
      <text:p text:style-name="Preformatted_20_Text"><text:s text:c="2"/>cambiamos permisos al fichero:</text:p>
      <text:p text:style-name="Preformatted_20_Text"/>
      <text:p text:style-name="Preformatted_20_Text"><text:s text:c="8"/>chmod g+w,o-rwx /tmp/APUNTES_SISTEMAS.txt</text:p>
      <text:p text:style-name="Preformatted_20_Text"/>
      <text:p text:style-name="Preformatted_20_Text"/>
      <text:p text:style-name="Preformatted_20_Text"><text:s/>- en terminal 1 con usuario "damt1" (no debe pertenecer al grupo 1DAM)</text:p>
      <text:p text:style-name="Preformatted_20_Text"><text:s text:c="2"/>intenta ver el contenido del fichero /tmp/APUNTES_SISTEMAS.txt Â¿te deja?</text:p>
      <text:p text:style-name="Preformatted_20_Text"><text:s text:c="2"/>(no te deberia)</text:p>
      <text:p text:style-name="Preformatted_20_Text"/>
      <text:p text:style-name="Preformatted_20_Text"><text:s text:c="2"/>en termina 1 cambia a usuario "damt2" con su...ahora con este usuario Â¿te</text:p>
      <text:p text:style-name="Preformatted_20_Text"><text:s text:c="2"/>deja? (si deberia pq pertenece al grupo 1DAM)</text:p>
      <text:p text:style-name="Preformatted_20_Text"/>
      <text:p text:style-name="Preformatted_20_Text"/>
      <text:p text:style-name="Preformatted_20_Text">3Âº) en otra terminal como root:</text:p>
      <text:p text:style-name="Preformatted_20_Text"/>
      <text:p text:style-name="Preformatted_20_Text"><text:s/>- ver a q grupos pertenece el usuario damt1, damt2, damt3</text:p>
      <text:p text:style-name="Preformatted_20_Text"><text:s/></text:p>
      <text:p text:style-name="Preformatted_20_Text"><text:s/>- quitar de "administrador" al usuario profeSistemas del grupo 1DAM</text:p>
      <text:p text:style-name="Preformatted_20_Text"><text:soft-page-break/><text:s text:c="2"/>(vas a terminal 2 donde estas como "profeSistemas" e intentas sacar del</text:p>
      <text:p text:style-name="Preformatted_20_Text"><text:s text:c="2"/>grupo 1DAM al usuario damt2 Â¿te deja?)</text:p>
      <text:p text:style-name="Preformatted_20_Text"/>
      <text:p text:style-name="Preformatted_20_Text"><text:s text:c="2"/>volverle a hacer administrador del grupo, Â¿te deja ahora?</text:p>
      <text:p text:style-name="Preformatted_20_Text"/>
      <text:p text:style-name="Preformatted_20_Text"/>
      <text:p text:style-name="Preformatted_20_Text"/>
      <text:p text:style-name="Preformatted_20_Text">notas permisos numericos CHMOD:</text:p>
      <text:p text:style-name="Preformatted_20_Text"/>
      <text:p text:style-name="Preformatted_20_Text"><text:s text:c="3"/>u <text:s text:c="4"/>g <text:s text:c="5"/>o</text:p>
      <text:p text:style-name="Preformatted_20_Text"><text:s text:c="2"/>rwx <text:s text:c="2"/>rwx <text:s text:c="3"/>rwx <text:s text:c="9"/></text:p>
      <text:p text:style-name="Preformatted_20_Text"><text:s text:c="3"/>| <text:s text:c="5"/>| <text:s text:c="5"/>| <text:s text:c="7"/>0 0 0 0 0 1 1 1= (2^2)*1 + (2^1)*1 + (2^0)*1</text:p>
      <text:p text:style-name="Preformatted_20_Text"><text:s text:c="2"/>111 <text:s text:c="2"/>111 <text:s text:c="3"/>111 <text:s text:c="7"/>- - - - - - - - </text:p>
      <text:p text:style-name="Preformatted_20_Text"><text:s text:c="2"/>--- <text:s text:c="2"/>--- <text:s text:c="3"/>--- <text:s text:c="7"/>7 6 5 4 3 2 1 0 posicion</text:p>
      <text:p text:style-name="Preformatted_20_Text"><text:s text:c="3"/>7 <text:s text:c="5"/>7 <text:s text:c="4"/>7 <text:s text:c="8"/>2 2 2 2 2 2 2 2 base binaria</text:p>
      <text:p text:style-name="Preformatted_20_Text"/>
      <text:p text:style-name="Preformatted_20_Text"/>
      <text:p text:style-name="Preformatted_20_Text"/>
      <text:p text:style-name="Preformatted_20_Text"><text:s text:c="3"/>u <text:s text:c="4"/>g <text:s text:c="5"/>o</text:p>
      <text:p text:style-name="Preformatted_20_Text"><text:s text:c="2"/>rw- <text:s text:c="2"/>r-- <text:s text:c="3"/>--- <text:s text:c="9"/></text:p>
      <text:p text:style-name="Preformatted_20_Text"><text:s text:c="3"/>| <text:s text:c="5"/>| <text:s text:c="5"/>|</text:p>
      <text:p text:style-name="Preformatted_20_Text"><text:s text:c="2"/>110 <text:s text:c="2"/>100 <text:s text:c="3"/>000 <text:s text:c="8"/>chmod 755 LEEME.txt</text:p>
      <text:p text:style-name="Preformatted_20_Text"><text:s text:c="2"/>--- <text:s text:c="2"/>--- <text:s text:c="3"/>--- <text:s text:c="8"/>chmod u=rwx,g=r-x,o=r-x LEEME.txt</text:p>
      <text:p text:style-name="Preformatted_20_Text"><text:s text:c="3"/>6 <text:s text:c="4"/>4 <text:s text:c="5"/>0 <text:s text:c="5"/></text:p>
      <text:p text:style-name="Preformatted_20_Text"/>
      <text:p text:style-name="Preformatted_20_Text"><text:s text:c="2"/>u <text:s text:c="4"/>g <text:s text:c="5"/>o</text:p>
      <text:p text:style-name="Preformatted_20_Text"><text:s text:c="2"/>rwx <text:s text:c="2"/>rw- <text:s text:c="3"/>rw- <text:s text:c="9"/></text:p>
      <text:p text:style-name="Preformatted_20_Text"><text:s text:c="3"/>| <text:s text:c="5"/>| <text:s text:c="5"/>|</text:p>
      <text:p text:style-name="Preformatted_20_Text"><text:s text:c="2"/>111 <text:s text:c="2"/>110 <text:s text:c="3"/>110 <text:s text:c="9"/></text:p>
      <text:p text:style-name="Preformatted_20_Text"><text:s text:c="2"/>--- <text:s text:c="2"/>--- <text:s text:c="3"/>---</text:p>
      <text:p text:style-name="Preformatted_20_Text"><text:s text:c="3"/>7 <text:s text:c="4"/>6 <text:s text:c="5"/>6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0:18:28.178926165</meta:creation-date>
    <dc:date>2020-02-11T20:18:43.388372972</dc:date>
    <meta:editing-duration>PT15S</meta:editing-duration>
    <meta:editing-cycles>1</meta:editing-cycles>
    <meta:document-statistic meta:table-count="0" meta:image-count="0" meta:object-count="0" meta:page-count="8" meta:paragraph-count="241" meta:word-count="1340" meta:character-count="11679" meta:non-whitespace-character-count="7560"/>
    <meta:generator>LibreOffice/6.1.5.2$Linux_X86_64 LibreOffice_project/10$Build-2</meta:generator>
  </office:meta>
</office:document-meta>
</file>